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3" style:family="paragraph" style:parent-style-name="Footnote">
      <style:text-properties style:font-name="Liberation Sans" fo:font-size="10pt" officeooo:paragraph-rsid="1110ceaf" style:font-size-asian="10pt" style:font-size-complex="10pt"/>
    </style:style>
    <style:style style:name="P24" style:family="paragraph" style:parent-style-name="Footnote">
      <style:text-properties style:font-name="Liberation Sans" officeooo:paragraph-rsid="1015e93a"/>
    </style:style>
    <style:style style:name="P25" style:family="paragraph" style:parent-style-name="Footnote">
      <style:text-properties style:font-name="Liberation Sans" officeooo:paragraph-rsid="108c34c3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style:font-size-asian="12pt" style:font-size-complex="12pt"/>
    </style:style>
    <style:style style:name="T228" style:family="text">
      <style:text-properties officeooo:rsid="04473353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b5b188" style:font-weight-asian="bold" style:font-weight-complex="bold"/>
    </style:style>
    <style:style style:name="T231" style:family="text">
      <style:text-properties officeooo:rsid="0aace3cd"/>
    </style:style>
    <style:style style:name="T232" style:family="text">
      <style:text-properties fo:font-size="10pt" officeooo:rsid="04473353" style:font-size-asian="10pt" style:font-size-complex="10pt"/>
    </style:style>
    <style:style style:name="T23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f95a7a0"/>
    </style:style>
    <style:style style:name="T237" style:family="text">
      <style:text-properties officeooo:rsid="0f8f58bd"/>
    </style:style>
    <style:style style:name="T238" style:family="text">
      <style:text-properties style:font-name="Ubuntu1" fo:font-size="10pt" officeooo:rsid="04473353" style:font-size-asian="10pt" style:font-size-complex="10pt"/>
    </style:style>
    <style:style style:name="T239" style:family="text">
      <style:text-properties officeooo:rsid="101b90cf"/>
    </style:style>
    <style:style style:name="T240" style:family="text">
      <style:text-properties officeooo:rsid="101e15d6"/>
    </style:style>
    <style:style style:name="T241" style:family="text">
      <style:text-properties officeooo:rsid="10048e31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officeooo:rsid="10a19599"/>
    </style:style>
    <style:style style:name="T275" style:family="text">
      <style:text-properties officeooo:rsid="10b5b188"/>
    </style:style>
    <style:style style:name="T276" style:family="text">
      <style:text-properties officeooo:rsid="10b887a8"/>
    </style:style>
    <style:style style:name="T277" style:family="text">
      <style:text-properties officeooo:rsid="10cedf4f"/>
    </style:style>
    <style:style style:name="T278" style:family="text">
      <style:text-properties officeooo:rsid="10048e31" style:font-size-asian="11pt" style:font-size-complex="11pt"/>
    </style:style>
    <style:style style:name="T279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7">C</text:span><text:span text:style-name="T176">hecklist voor </text:span><text:span text:style-name="T178">de installatie</text:span><text:span text:style-name="T176"> van </text:span><text:span text:style-name="T176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25"><text:span text:style-name="T249">D</text:span><text:span text:style-name="T250">eze </text:span><text:span text:style-name="T258"><text:user-field-get text:name="Distro">Debian</text:user-field-get></text:span><text:span text:style-name="T251"><text:s/></text:span><text:span text:style-name="T257"><text:user-field-get text:name="Version">12</text:user-field-get></text:span><text:span text:style-name="T257"><text:s/></text:span><text:span text:style-name="T259">Desktop</text:span><text:span text:style-name="T250"> (codenaam </text:span><text:span text:style-name="T254">bookworm</text:span><text:span text:style-name="T250">) van </text:span><text:span text:style-name="T256">11 </text:span><text:span text:style-name="T255">juni</text:span><text:span text:style-name="T252"> </text:span><text:span text:style-name="T263"><text:user-field-get text:name="Releaseyear">2023</text:user-field-get></text:span><text:span text:style-name="T253"><text:s/></text:span><text:span text:style-name="T250">wordt gedurende 5 jaar ondersteund tot </text:span><text:span text:style-name="T256">30 </text:span><text:span text:style-name="T255">juni</text:span><text:span text:style-name="T250"> 202</text:span><text:span text:style-name="T255">8</text:span><text:span text:style-name="T250">.</text:span></text:p></text:note-body></text:note></text:span><text:span text:style-name="T181"><text:s/></text:span><text:span text:style-name="T183">Desktop</text:span><text:span text:style-name="T182">.</text:span></text:p>
      <text:p text:style-name="P38"/>
      <text:p text:style-name="P35"/>
      <text:p text:style-name="P88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12"><text:tab/><text:tab/></text:span><text:span text:style-name="T227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13"><text:tab/></text:span><text:span text:style-name="T214">b</text:span><text:span text:style-name="T264">ij</text:span><text:span text:style-name="T266">v.</text:span><text:span text:style-name="T211"> </text:span><text:span text:style-name="T223">J</text:span><text:span text:style-name="T224">a</text:span><text:span text:style-name="T223">n </text:span><text:span text:style-name="T224">Jansen</text:span></text:p>
      <text:p text:style-name="Standard"><text:span text:style-name="T225">&lt;</text:span><text:span text:style-name="T226">g</text:span><text:span text:style-name="T15">ebruikersnaam&gt;<text:tab/></text:span><text:span text:style-name="T221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21"><text:tab/></text:span><text:span text:style-name="T222">b</text:span><text:span text:style-name="T268">ijv.</text:span><text:span text:style-name="T10"> </text:span><text:span text:style-name="T196">j</text:span><text:span text:style-name="T197">a</text:span><text:span text:style-name="T196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21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9">ijv.</text:span><text:span text:style-name="T216"> </text:span><text:span text:style-name="T217">pc02</text:span></text:p>
      <text:p text:style-name="P28"><text:span text:style-name="T218">&lt;</text:span><text:span text:style-name="T220">g</text:span><text:span text:style-name="T219">ebruiker</text:span><text:span text:style-name="T218">&gt;<text:tab/></text:span><text:span text:style-name="T215"><text:tab/></text:span><text:span text:style-name="T227"> <text:tab/><text:tab/></text:span><text:span text:style-name="T213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13"><text:tab/></text:span><text:span text:style-name="T214">e</text:span><text:span text:style-name="T265">vt. </text:span><text:span text:style-name="T267">extra </text:span><text:span text:style-name="T265">gebruiker</text:span><text:span text:style-name="T267">s</text:span></text:p>
      <text:p text:style-name="P93"><text:span text:style-name="T218">&lt;</text:span><text:span text:style-name="T220">g</text:span><text:span text:style-name="T219">ebruikersnaam</text:span><text:span text:style-name="T218">&gt;<text:tab/></text:span><text:span text:style-name="T209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9"><text:tab/></text:span><text:span text:style-name="T210">e</text:span><text:span text:style-name="T270">vt. </text:span><text:span text:style-name="T271">extra </text:span><text:span text:style-name="T270">gebruiker</text:span><text:span text:style-name="T271">s</text:span></text:p>
      <text:p text:style-name="P90"><text:span text:style-name="T277">v</text:span>ervang &lt;...&gt; in deze checklist door de waarde in het tekstvak.</text:p>
      <text:p text:style-name="P29"/>
      <text:p text:style-name="P32"/>
      <text:p text:style-name="P27"><text:span text:style-name="Strong_20_Emphasis"><text:span text:style-name="T172">Nog niet op Linux?</text:span></text:span><text:span text:style-name="T190"><text:tab/></text:span><text:span text:style-name="T193">G</text:span><text:span text:style-name="T189">ebruik </text:span><text:span text:style-name="Strong_20_Emphasis"><text:span text:style-name="T194">Checklist </text:span></text:span><text:span text:style-name="Strong_20_Emphasis"><text:span text:style-name="T195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1"> onder </text:span><text:span text:style-name="Strong_20_Emphasis"><text:span text:style-name="T173">Linux</text:span></text:span><text:span text:style-name="T192">.</text:span></text:p>
      <text:p text:style-name="P21"><text:span text:style-name="Strong_20_Emphasis"><text:span text:style-name="T174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4"><text:bookmark-ref text:reference-format="page" text:ref-name="__RefNumPara__4009_1271708128">2</text:bookmark-ref></text:span></text:span><text:span text:style-name="Strong_20_Emphasis"><text:span text:style-name="T174"><text:s text:c="2"/></text:span></text:span><text:span text:style-name="Strong_20_Emphasis"><text:span text:style-name="T175"><text:bookmark-ref text:reference-format="text" text:ref-name="__RefNumPara__4009_1271708128">Installatie uitvoeren</text:bookmark-ref></text:span></text:span><text:span text:style-name="T170">.</text:span></text:p>
      <text:p text:style-name="P30"><text:span text:style-name="Strong_20_Emphasis"/></text:p>
      <text:p text:style-name="P30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3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6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33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22"><text:span text:style-name="T184">D</text:span><text:span text:style-name="T187">ruk op d</text:span><text:span text:style-name="T184">e </text:span><text:span text:style-name="T186">Super</text:span><text:span text:style-name="T184">-toets </text:span><text:span text:style-name="T187">(</text:span><text:span text:style-name="T184">Windows, Command, </text:span><text:span text:style-name="T188">of </text:span><text:span text:style-name="T184">Vergrootglas-toets</text:span><text:span text:style-name="T185">) </text:span><text:span text:style-name="T187">of klik linksboven op </text:span><text:span text:style-name="sterk_20_accent_20_voetnoot"><text:span text:style-name="T187">Activiteiten</text:span></text:span><text:span text:style-name="T184">.</text:span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205">Start de computer op vanaf</text:span><text:span text:style-name="T205"><text:note text:id="ftn4" text:note-class="footnote"><text:note-citation>1</text:note-citation><text:note-body><text:p text:style-name="P87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5"> </text:span><text:span text:style-name="T206">een 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T201"><text:s/></text:span><text:span text:style-name="T203">Desktop</text:span><text:span text:style-name="T202"> </text:span><text:span text:style-name="T207">Live</text:span><text:span text:style-name="T115"><text:note text:id="ftn5" text:note-class="footnote"><text:note-citation>2</text:note-citation><text:note-body><text:p text:style-name="P24"><text:span text:style-name="T228">Vanaf een </text:span><text:span text:style-name="T236">L</text:span><text:span text:style-name="T228">ive </text:span><text:span text:style-name="T237">USB</text:span><text:span text:style-name="T231">-stick</text:span><text:span text:style-name="T238"> </text:span><text:span text:style-name="T228">kunt u opstarten en </text:span><text:span text:style-name="T232">met </text:span><text:span text:style-name="T208"><text:user-field-get text:name="Distro">Debian</text:user-field-get></text:span><text:span text:style-name="T208"><text:s/></text:span><text:span text:style-name="T228">werken zonder enige bestanden op de harde schijf te wijzigen en maakt ook installatie van </text:span><text:span text:style-name="T208"><text:user-field-get text:name="Distro">Debian</text:user-field-get></text:span><text:span text:style-name="T208"><text:s/></text:span><text:span text:style-name="T228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2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4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1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35">karelzimmer.nl</text:span></text:a><text:span text:style-name="T132">, onder </text:span><text:span text:style-name="sterk_20_accent_20_voetnoot"><text:span text:style-name="T40">Linux</text:span></text:span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41">Typ</text:span><text:span text:style-name="T21"> </text:span><text:span text:style-name="User_20_Entry"><text:span text:style-name="T278">live</text:span></text:span><text:span text:style-name="T21"> als</text:span><text:span text:style-name="T24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8">Volg de installatieschermen en vul deze in.</text:span></text:span><text:span text:style-name="T260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9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9">B</text:span>ij <text:span text:style-name="T229">Regio</text:span> <text:span text:style-name="T239">kies</text:span> <text:span text:style-name="T229">Europa</text:span> <text:span text:style-name="T275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9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40">K</text:span>ies <text:span text:style-name="T229">English (US)</text:span> <text:span text:style-name="T274">en </text:span><text:span text:style-name="Strong_20_Emphasis"><text:span text:style-name="T274">English (US, intl., with dead keys)</text:span></text:span><text:span text:style-name="T274">, </text:span><text:span text:style-name="T275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30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40">K</text:span>ies <text:span text:style-name="T275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5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9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76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9">Nu herstarten</text:span> is aangevinkt en klik op <text:span text:style-name="T229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72">Volg de welkomstschermen.</text:span><text:span text:style-name="T261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3"><text:span text:style-name="T184">D</text:span><text:span text:style-name="T187">ruk op d</text:span><text:span text:style-name="T184">e </text:span><text:span text:style-name="T186">Super</text:span><text:span text:style-name="T184">-toets </text:span><text:span text:style-name="T187">(</text:span><text:span text:style-name="T184">Windows, Command, </text:span><text:span text:style-name="T188">of </text:span><text:span text:style-name="T184">Vergrootglas-toets</text:span><text:span text:style-name="T185">) </text:span><text:span text:style-name="T187">of klik linksboven op </text:span><text:span text:style-name="sterk_20_accent_20_voetnoot"><text:span text:style-name="T187">Activiteiten</text:span></text:span><text:span text:style-name="T184">.</text:span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8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4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33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73">Volg de welkomstschermen.</text:span><text:span text:style-name="T262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6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8"> installatie van </text:span><text:span text:style-name="T198"><text:user-field-get text:name="Distro">Debian</text:user-field-get></text:span><text:span text:style-name="T201"><text:s/></text:span><text:span text:style-name="T201"><text:user-field-get text:name="Version">12</text:user-field-get></text:span><text:span text:style-name="T199"><text:s/></text:span><text:span text:style-name="T203">Des</text:span><text:span text:style-name="T204">k</text:span><text:span text:style-name="T203">top</text:span><text:span text:style-name="T202"> </text:span><text:span text:style-name="T198">is voltooid.</text:span></text:p>
      <text:p text:style-name="P31"/>
      <text:list text:style-name="L2">
        <text:list-header>
          <text:p text:style-name="P104"><text:span text:style-name="T243">Geschreven door </text:span><text:a xlink:type="simple" xlink:href="mailto:info@karelzimmer.nl?subject=Checklist%20installatie%20Linux" text:style-name="Internet_20_link" text:visited-style-name="Visited_20_Internet_20_Link"><text:span text:style-name="T244">Karel Zimmer</text:span></text:a><text:span text:style-name="T245">.</text:span></text:p>
          <text:p text:style-name="P105"><text:span text:style-name="T247">Licentie </text:span><text:span text:style-name="T245">C</text:span><text:span text:style-name="T246">C0</text:span><text:span text:style-name="T245"> 1.0 </text:span><text:span text:style-name="T24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2"><text:s/></text:span><text:span text:style-name="T24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2-27T11:57:30.654961005">27-0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7T11:57:30.528311609</dc:date>
    <meta:keyword>Installatie</meta:keyword>
    <meta:keyword>Checklist</meta:keyword>
    <meta:keyword>Linux</meta:keyword>
    <meta:editing-cycles>7069</meta:editing-cycles>
    <meta:editing-duration>P12DT20H55M44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9" meta:character-count="3764" meta:non-whitespace-character-count="3273"/>
    <meta:user-defined meta:name="Info 1"/>
    <meta:user-defined meta:name="Info 2"/>
    <meta:user-defined meta:name="Info 3"/>
    <meta:user-defined meta:name="Info 4"/>
  </office:meta>
</office:document-meta>
</file>